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pt" fo:country="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>
      <style:text-properties fo:language="pt" fo:country="PT"/>
    </style:style>
    <style:style style:name="P5" style:family="paragraph" style:parent-style-name="Standard" style:list-style-name="L2">
      <style:text-properties fo:language="pt" fo:country="PT"/>
    </style:style>
    <style:style style:name="P6" style:family="paragraph" style:parent-style-name="Standard" style:list-style-name="L3">
      <style:text-properties fo:language="pt" fo:country="PT"/>
    </style:style>
    <style:style style:name="P7" style:family="paragraph" style:parent-style-name="Standard" style:list-style-name="L4">
      <style:text-properties fo:language="pt" fo:country="PT"/>
    </style:style>
    <style:style style:name="P8" style:family="paragraph" style:parent-style-name="Standard" style:list-style-name="L5">
      <style:text-properties fo:language="pt" fo:country="PT"/>
    </style:style>
    <style:style style:name="P9" style:family="paragraph" style:parent-style-name="Standard" style:list-style-name="L6">
      <style:text-properties fo:language="pt" fo:country="PT"/>
    </style:style>
    <style:style style:name="P10" style:family="paragraph" style:parent-style-name="Standard">
      <style:text-properties fo:language="pt" fo:country="PT" fo:font-weight="normal" style:font-weight-asian="normal" style:font-weight-complex="normal"/>
    </style:style>
    <style:style style:name="P11" style:family="paragraph" style:parent-style-name="Standard" style:list-style-name="L7">
      <style:text-properties fo:language="pt" fo:country="PT"/>
    </style:style>
    <style:style style:name="P12" style:family="paragraph" style:parent-style-name="Standard" style:list-style-name="L8">
      <style:text-properties fo:language="pt" fo:country="PT"/>
    </style:style>
    <style:style style:name="P13" style:family="paragraph" style:parent-style-name="Standard">
      <style:text-properties fo:language="pt" fo:country="PT" fo:font-style="normal" style:font-style-asian="normal" style:font-style-complex="normal"/>
    </style:style>
    <style:style style:name="P14" style:family="paragraph" style:parent-style-name="Standard" style:list-style-name="L9">
      <style:text-properties fo:language="pt" fo:country="PT" fo:font-style="normal" style:font-style-asian="normal" style:font-style-complex="normal"/>
    </style:style>
    <style:style style:name="P15" style:family="paragraph" style:parent-style-name="Standard">
      <style:text-properties fo:language="pt" fo:country="PT" fo:font-weight="bold" style:font-weight-asian="bold" style:font-weight-complex="bold"/>
    </style:style>
    <style:style style:name="P16" style:family="paragraph" style:parent-style-name="Standard" style:list-style-name="L10">
      <style:text-properties fo:language="pt" fo:country="PT"/>
    </style:style>
    <style:style style:name="P17" style:family="paragraph" style:parent-style-name="Standard" style:list-style-name="L11">
      <style:text-properties fo:language="pt" fo:country="PT"/>
    </style:style>
    <style:style style:name="P18" style:family="paragraph" style:parent-style-name="Standard" style:list-style-name="L12">
      <style:text-properties fo:language="pt" fo:country="PT"/>
    </style:style>
    <style:style style:name="P19" style:family="paragraph" style:parent-style-name="Standard" style:list-style-name="L8"/>
    <style:style style:name="P20" style:family="paragraph" style:parent-style-name="Standard" style:list-style-name="L9"/>
    <style:style style:name="P21" style:family="paragraph" style:parent-style-name="Standard">
      <style:paragraph-properties fo:break-before="page"/>
      <style:text-properties fo:language="pt" fo:country="PT"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pt" fo:country="PT"/>
    </style:style>
    <style:style style:name="T3" style:family="text">
      <style:text-properties fo:language="pt" fo:country="PT" fo:font-style="italic" style:font-style-asian="italic" style:font-style-complex="italic"/>
    </style:style>
    <style:style style:name="T4" style:family="text">
      <style:text-properties fo:language="pt" fo:country="PT"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bre a Arquitetura ARM</text:p>
      <text:p text:style-name="Standard"/>
      <text:p text:style-name="Standard">A arquitetura ARM é uma arquitetura <text:span text:style-name="T1">Reduced Instruction Set Computer</text:span> (RISC) com as seguintes características:</text:p>
      <text:p text:style-name="Standard"/>
      <text:list xml:id="list1767140249" text:style-name="L1">
        <text:list-item>
          <text:p text:style-name="P3">Uma extensa lista de registradores uniformes;</text:p>
        </text:list-item>
        <text:list-item>
          <text:p text:style-name="P3">Uma arquitetura <text:span text:style-name="T1">load</text:span>/<text:span text:style-name="T1">store</text:span>, onde operações de processamento de dados operam apenas em conteúdo de registradores, não diretamente sobre o conteúdo da memória;</text:p>
        </text:list-item>
        <text:list-item>
          <text:p text:style-name="P3">Modos de endereçamento simples, com todos os endereços de <text:span text:style-name="T1">load</text:span>/<text:span text:style-name="T1">store</text:span> determinados apenas pelo conteúdo de registradores e campos de instruções.</text:p>
        </text:list-item>
      </text:list>
      <text:p text:style-name="Standard"/>
      <text:p text:style-name="P1"><text:bookmark text:name="result_box"/>A arquitetura define a interação do <text:span text:style-name="T1">Processing Element </text:span>(PE) com a memória, incluindo caches, e contém um sistema de tradução de memória. Ele também descreve como múltiplos <text:span text:style-name="T1">Processing Element s</text:span> interagem uns com os outros e com outros observadores em um sistema.</text:p>
      <text:p text:style-name="Standard"/>
      <text:p text:style-name="P1"><text:bookmark text:name="result_box1"/>A arquitetura ARM suporta implementações através de uma ampla variedade de pontos de desempenho. Tamanho de implementação, desempenho e baixo consumo de energia são os principais atributos da arquitetura ARM.</text:p>
      <text:p text:style-name="Standard"/>
      <text:p text:style-name="P1"><text:bookmark text:name="result_box2"/>Uma característica importante da arquitectura ARMv8 é a compatibilidade com versões anteriores, combinado com a liberdade para a implementações otimizadas em uma ampla variedade de padrões e casos de uso mais especializados. A arquitetura ARMv8 suporta:</text:p>
      <text:p text:style-name="P1"/>
      <text:list xml:id="list2159285486" text:style-name="L2">
        <text:list-item>
          <text:p text:style-name="P5">Um estado de execução de 64-bit, AArch64. </text:p>
        </text:list-item>
        <text:list-item>
          <text:p text:style-name="P5">Um estado de execução de 32-bit, AArch32, que é compatível com versões anteriores da arquitetura ARM. </text:p>
        </text:list-item>
      </text:list>
      <text:p text:style-name="P1"/>
      <text:p text:style-name="P1">Nota:</text:p>
      <text:p text:style-name="P1">O estado de Execução é compatível com o perfil da arquitetura do ARMv7-A, e realça esse perfil ao suportar algumas características incluídas no estado de Execução do AArch64.</text:p>
      <text:p text:style-name="P1"/>
      <text:p text:style-name="Standard"><text:span text:style-name="T2">Ambos estados de Execução suportam </text:span><text:span text:style-name="T2"><text:note text:id="ftn1" text:note-class="footnote"><text:note-citation>1</text:note-citation><text:note-body><text:p text:style-name="Footnote">A sigla SIMD (Single Instruction, Multiple Data), descreve um método de operação de computadores com várias unidades operacionais em computação paralela. Neste modo, a mesma instrução é aplicada simultaneamente a diversos dados para produzir mais resultados. O modelo SIMD é adequado para o tratamento de conjuntos regulares de dados, como as matrizes e vetores. Esse tipo de máquina opera aplicando uma única instrução a um conjunto de elementos de um vetor. Sendo uma máquina que aplique a n elementos uma determinada instrução e o vetor t contenha os elementos a serem processados, t terá todos seus elementos calculados n vezes mais rápido que uma máquina SISD na mesma tarefa.</text:p></text:note-body></text:note></text:span><text:span text:style-name="T2">SIMD e instruções de ponto flutuante:</text:span></text:p>
      <text:p text:style-name="P1"/>
      <text:list xml:id="list715720897" text:style-name="L3">
        <text:list-item>
          <text:p text:style-name="P6">Estado AArch32 fornece:</text:p>
          <text:list>
            <text:list-item>
              <text:p text:style-name="P6">instruções SIMD no conjunto de instruções de base, que operam em registradores de 32 bits de propósito geral</text:p>
            </text:list-item>
            <text:list-item>
              <text:p text:style-name="P6">instruções SIMD avançadas que operam em registradores no SIMD e registradores de ponto flutuante.</text:p>
            </text:list-item>
            <text:list-item>
              <text:p text:style-name="P6">instruções de ponto flutuante que operam em registradores no SIMD.</text:p>
            </text:list-item>
          </text:list>
        </text:list-item>
        <text:list-item>
          <text:p text:style-name="P6">Estado AArch64 fornece:</text:p>
          <text:list>
            <text:list-item>
              <text:p text:style-name="P6">instruções SIMD avançadas que operam em registradores no SIMD e registradores de ponto flutuante.</text:p>
            </text:list-item>
            <text:list-item>
              <text:p text:style-name="P6">instruções de ponto flutuante que operam em registradores no SIMD.</text:p>
            </text:list-item>
          </text:list>
        </text:list-item>
      </text:list>
      <text:p text:style-name="P21">Perfis de Arquitetura</text:p>
      <text:p text:style-name="P1"/>
      <text:p text:style-name="P1"><text:bookmark text:name="result_box3"/>A arquitetura ARM evoluiu significativamente desde a sua introdução, e a ARM continua a desenvolvê-la. Oito versões principais da arquitetura foram definidas, indicadas pelos números de versão 1 a 8. Destes, as três primeiras versões são agora obsoletas.</text:p>
      <text:p text:style-name="P1"/>
      <text:p text:style-name="P1">Os nomes genéricos AArch64 e AArch32 descrevem os estados de Execução de 64 e 32 bits:</text:p>
      <text:p text:style-name="P1"/>
      <text:p text:style-name="P1"><text:s/>AArch64</text:p>
      <text:p text:style-name="P1"/>
      <text:p text:style-name="P1">É o estado de Execução de 64 bits, endereços significativos são mantidos em registradores de 64 bits, e instruções no conjunto de instruções de base que podem usar registradores de 64 bits para seu processamento. Classe AArch64 suportam o conjunto de instruções A64.</text:p>
      <text:p text:style-name="P1"/>
      <text:p text:style-name="P1">AArch32 </text:p>
      <text:p text:style-name="P1"/>
      <text:p text:style-name="P1">É ao estado de Execução de 32 bits, endereços significativos são mantidos em registradores de 32 bits, e instruções no conjunto de instruções de base que podem usar registradores de 64 bits para seu processamento. Classe AArch32 suportam o conjunto de instruções T32 e A32.</text:p>
      <text:p text:style-name="P1"/>
      <text:p text:style-name="P1">Nota:</text:p>
      <text:p text:style-name="P1">O conjunto de instruções de base compreende outras instruções diferentes das suportadas pelas instruções SIMD avançadas e de ponto flutuante.</text:p>
      <text:p text:style-name="P1"/>
      <text:p text:style-name="P1">ARM define três perfis de arquitetura:</text:p>
      <text:p text:style-name="P1"/>
      <text:p text:style-name="P1">A - Perfil de aplicação</text:p>
      <text:list xml:id="list1019320161" text:style-name="L4">
        <text:list-item>
          <text:p text:style-name="P7">Suporta uma Virtual Memory System Architecture (VMSA) baseada em uma Memory Management Unit (MMU). </text:p>
        </text:list-item>
        <text:list-item>
          <text:p text:style-name="P7">Suporta o conjunto de instruções A64, A32 e T32.</text:p>
        </text:list-item>
      </text:list>
      <text:p text:style-name="P1"/>
      <text:p text:style-name="P1">R - Perfil de tempo real</text:p>
      <text:list xml:id="list93272096" text:style-name="L5">
        <text:list-item>
          <text:p text:style-name="P8">Suporta uma Protected Memory System Architecture (PMSA) baseada em uma Memory Protection Unit (MPU). </text:p>
        </text:list-item>
        <text:list-item>
          <text:p text:style-name="P8">Suporta o conjunto de instruções A32 e T32.</text:p>
        </text:list-item>
      </text:list>
      <text:p text:style-name="P1"/>
      <text:p text:style-name="P1">M – Perfil de microcontrolador</text:p>
      <text:p text:style-name="P1"/>
      <text:list xml:id="list1251443933" text:style-name="L6">
        <text:list-item>
          <text:p text:style-name="P9">Implementa um modelo de programação projetado para processamento de interrupção de baixa latencia com empilhamento de hardware de registradores e suporte para escrita de lançamento de interrupção em linguagens de alto nível.</text:p>
        </text:list-item>
        <text:list-item>
          <text:p text:style-name="P9">Implementa uma variação do perfil R PMSA.</text:p>
        </text:list-item>
        <text:list-item>
          <text:p text:style-name="P9">Suporte a variações do conjunto de instruções T32.</text:p>
        </text:list-item>
      </text:list>
      <text:p text:style-name="P21">Conceitos Arquiteturais ARMv8</text:p>
      <text:p text:style-name="P10"/>
      <text:p text:style-name="P10">ARMv8 introduz grandes alterações para a arquitetura ARM, enquanto mantém um alto nível de consistência com versões anteriores da arquitetura.</text:p>
      <text:p text:style-name="P1"/>
      <text:p text:style-name="P1">Estados de execução</text:p>
      <text:p text:style-name="P1"/>
      <text:p text:style-name="P1">O estado de execução define o ambiente de execução PE, incluindo:</text:p>
      <text:list xml:id="list1894707328" text:style-name="L7">
        <text:list-item>
          <text:p text:style-name="P11">As larguras dos registradores suportados.</text:p>
        </text:list-item>
        <text:list-item>
          <text:p text:style-name="P11">O conjunto de intruções suportadas.</text:p>
        </text:list-item>
        <text:list-item>
          <text:p text:style-name="P11">Aspectos significativos do:</text:p>
          <text:list>
            <text:list-item>
              <text:p text:style-name="P11">Modelo de exceção;</text:p>
            </text:list-item>
            <text:list-item>
              <text:p text:style-name="P11">Arquitetura do sistema de memória virtual;</text:p>
            </text:list-item>
            <text:list-item>
              <text:p text:style-name="P11">Modelo de programadores.</text:p>
            </text:list-item>
          </text:list>
        </text:list-item>
      </text:list>
      <text:p text:style-name="P1"/>
      <text:p text:style-name="P1">Os estados de execução são:</text:p>
      <text:p text:style-name="P1"/>
      <text:p text:style-name="P1">AArch64 </text:p>
      <text:p text:style-name="P1">O estado de execução de 64 bits. Esse estado de execução:</text:p>
      <text:list xml:id="list2181399113" text:style-name="L8">
        <text:list-item>
          <text:p text:style-name="P12">Fornece registradores de 64 bits de uso geral, dos quais X30 é usado como registrador de link de procedimento;</text:p>
        </text:list-item>
        <text:list-item>
          <text:p text:style-name="P19"><text:span text:style-name="T2">Fornece um </text:span><text:span text:style-name="T3">program counter</text:span><text:span text:style-name="T2"> (PC), </text:span><text:span text:style-name="T3">stack pointers</text:span><text:span text:style-name="T2"> (SPs), and </text:span><text:span text:style-name="T3">exception link registers </text:span><text:span text:style-name="T2">(ELRs);</text:span></text:p>
        </text:list-item>
        <text:list-item>
          <text:p text:style-name="P12">Fornece 32 registradores de 128 bits para vetores SIMD e suporte a ponto flutuante escalar;</text:p>
        </text:list-item>
        <text:list-item>
          <text:p text:style-name="P12">Fornece um conjunto de intruções simples A64;</text:p>
        </text:list-item>
        <text:list-item>
          <text:p text:style-name="P12">Define o modelo de Exceção do ARMv8, com até 4 níveis de exceção, EL0 - EL3, que fornecem uma hierárquia de privilégios de execução;</text:p>
        </text:list-item>
        <text:list-item>
          <text:p text:style-name="P12">Fornece suporte para endereçamento virtual de 64 bits;</text:p>
        </text:list-item>
        <text:list-item>
          <text:p text:style-name="P19"><text:span text:style-name="T2">Define um número de elementos de estados de Processos</text:span><text:span text:style-name="T4"> (PSTATE) </text:span><text:span text:style-name="T2">que mantêm o estado de PE. O conjunto de instruções A64 inclui instruções que operam diretamente sobre vários elementos PSTATE. </text:span></text:p>
        </text:list-item>
        <text:list-item>
          <text:p text:style-name="P12">Cada nome de registrador do sistema usando um sufixo que indica o menor nível de Exceção que o registrador pode ser acessado. </text:p>
        </text:list-item>
      </text:list>
      <text:p text:style-name="P1"/>
      <text:p text:style-name="P1">AArch32 </text:p>
      <text:p text:style-name="P1">O estado de execução de 32 bits. Esse estado de execução:</text:p>
      <text:list xml:id="list505370396" text:style-name="L9">
        <text:list-item>
          <text:p text:style-name="P20"><text:span text:style-name="T2">Fornece 13 registradores de uso geral, e um registrador PC, SP e </text:span><text:span text:style-name="T3">link register</text:span><text:span text:style-name="T4"> (LR) de 32 bits. Alguns desses registradores têm multiplos instâncias acumuladas para uso em diferentes modos PE;</text:span></text:p>
        </text:list-item>
        <text:list-item>
          <text:p text:style-name="P14">Fornece um único ELR, para retorno de exceções do modo Hyp;</text:p>
        </text:list-item>
        <text:list-item>
          <text:p text:style-name="P14">Fornece 32 registradores de 64 bits para vetor SIMD avançado e suporte a ponto-flutuante escalar;</text:p>
        </text:list-item>
        <text:list-item>
          <text:p text:style-name="P14">Fornece dois conjuntos de instruções, A32 e T32;</text:p>
        </text:list-item>
        <text:list-item>
          <text:p text:style-name="P14">Suporta o modelo de exceção ARMv7-A, baseado em modos PE, e mapas deste para o modelo de Exceções ARMv8, que é baseado em níveis de exceção;</text:p>
        </text:list-item>
        <text:list-item>
          <text:p text:style-name="P14">Fornece suporte a endereçamento virtual de 32 bits;</text:p>
        </text:list-item>
        <text:list-item>
          <text:p text:style-name="P20"><text:span text:style-name="T4">Define um número de elementos de estados de Processos (PSTATE) que mantêm o estado de PE. O conjunto de instruções A32 e T32 inclui instruções que operam diretamente sobre vários elementos PSTATE usando </text:span><text:span text:style-name="T3">Application Program Status Register</text:span><text:span text:style-name="T4"> (APSR) ou o </text:span><text:span text:style-name="T3">Current Program Status Register</text:span><text:span text:style-name="T4"> (CPSR). </text:span></text:p>
        </text:list-item>
      </text:list>
      <text:p text:style-name="P1"/>
      <text:p text:style-name="Standard"><text:soft-page-break/><text:span text:style-name="T2">A transição entre os estados de Execução AArch64 e AArch32 é conhecido como </text:span><text:span text:style-name="T3">interprocessing </text:span><text:span text:style-name="T4">. O PE pode mover-se entre estados de Execução apenas em uma mudança de nível de Exceção, e está sujeito às regras estabelecidas em </text:span><text:span text:style-name="T3">Interprocessing</text:span><text:span text:style-name="T4">. Isto significa que diferentes camadas de software, como uma aplicação, um kernel de sistema operacional, e um hypervisor, executando em diferentes níveis de Exceção, podem ser executadas em diferentes estados de Execução.</text:span></text:p>
      <text:p text:style-name="P13"/>
      <text:p text:style-name="P1"><text:span text:style-name="T5">Conjunto de Instruções ARM</text:span></text:p>
      <text:p text:style-name="P1"/>
      <text:p text:style-name="P1">No ARMv8 os possíveis conjuntos de instruções dependem do estado de Execução:</text:p>
      <text:p text:style-name="P1"/>
      <text:p text:style-name="P1">AArch64 </text:p>
      <text:p text:style-name="P1">Estado AArch64 suporta apenas um único conjunto de instruções, chamado A64. Este é um conjunto de instruções de comprimento fixo que usa a codificação de instruções de 32 bits.</text:p>
      <text:p text:style-name="P1"/>
      <text:p text:style-name="P1">AArch32 </text:p>
      <text:p text:style-name="P1">Estado AArch32 suporta os seguintes conjuntos de instruções:</text:p>
      <text:p text:style-name="P1"/>
      <text:list xml:id="list408993221" text:style-name="L10">
        <text:list-item>
          <text:p text:style-name="P16">A32</text:p>
          <text:p text:style-name="P16">Este é um conjunto de instruções de comprimento fixo que usa a codificação de instruções de 32 bits.</text:p>
          <text:p text:style-name="P16"/>
        </text:list-item>
        <text:list-item>
          <text:p text:style-name="P16">T32</text:p>
          <text:p text:style-name="P16">Este é um conjunto de instruções de comprimento variável que usa ambas codificações de instruções de 16 e 32 bits.</text:p>
        </text:list-item>
      </text:list>
      <text:p text:style-name="P1"/>
      <text:p text:style-name="Standard"><text:span text:style-name="T2">Na documentação anterior, esses conjuntos de instruções foram chamados conjuntos de instruções ARM e Thumb. ARMv8 estende cada um desses conjuntos de instruções. No estado AArch32, </text:span><text:bookmark text:name="result_box4"/><text:span text:style-name="T2">o conjunto de instrução de estado determina o conjunto de instruções que o PE executa.</text:span></text:p>
      <text:list xml:id="list1337223234" text:style-name="L11">
        <text:list-header>
          <text:p text:style-name="P17"/>
        </text:list-header>
      </text:list>
      <text:p text:style-name="P15">Registradores do Sistema</text:p>
      <text:p text:style-name="P1"/>
      <text:p text:style-name="P1">Registadores de sistema fornecem controle e informações de status de recursos arquitetados.</text:p>
      <text:p text:style-name="P1"/>
      <text:p text:style-name="Standard"><text:span text:style-name="T2">Os registradores do sistema usam um formato de nomenclatura padrão: &lt;nome_registrador&gt;.&lt;bit_nome_campo&gt; </text:span><text:bookmark text:name="result_box6"/><text:span text:style-name="T2">para identificar os registradores específicos, bem como os de controle e os bits de status dentro de um registrador.</text:span></text:p>
      <text:p text:style-name="P1"/>
      <text:p text:style-name="P1">Bits podem também ser descritos pela sua posição numérica na forma &lt;nome_register&gt;[x:y] ou a forma genérica bits[x:y].</text:p>
      <text:p text:style-name="P1"/>
      <text:p text:style-name="P1"><text:bookmark text:name="result_box7"/>Além disso, no estado AArch64, a maioria dos nomes de registradores incluem o nível mais baixo de Exceção que pode acessar o registrador como um sufixo ao nome do registrador:</text:p>
      <text:p text:style-name="P1"/>
      <text:p text:style-name="P1">&lt;nome_registrador&gt;_ELx, onde x é 0, 1, 2, ou 3. </text:p>
      <text:p text:style-name="P1"/>
      <text:p text:style-name="P1">Os registradores do sistema incluem: </text:p>
      <text:list xml:id="list706914606" text:style-name="L12">
        <text:list-item>
          <text:p text:style-name="P18">Registradores de controle do sistema geral;</text:p>
        </text:list-item>
        <text:list-item>
          <text:p text:style-name="P18">Registradores de depuração;</text:p>
        </text:list-item>
        <text:list-item>
          <text:p text:style-name="P18">Registradores de temporizador genéricos;</text:p>
        </text:list-item>
        <text:list-item>
          <text:p text:style-name="P18">Opcionalmente, registradores de monitoramento de desempenho;</text:p>
        </text:list-item>
        <text:list-item>
          <text:p text:style-name="P18">Opcionalmente, registradores de rastreamento;</text:p>
        </text:list-item>
        <text:list-item>
          <text:p text:style-name="P18">Opcionalmente, registradores de controladores de interrupção genérica (GIC) de interface <text:soft-page-break/>CPU.</text:p>
        </text:list-item>
      </text:list>
      <text:p text:style-name="P1"/>
      <text:p text:style-name="P1">A especificação da arquitetura de rastreamento incorporado Macrocell, ETMv4 define os registradores de rastreamen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lo </meta:initial-creator>
    <meta:creation-date>2014-11-27T11:18:53</meta:creation-date>
    <dc:date>2014-11-28T13:02:36</dc:date>
    <dc:creator>Danilo </dc:creator>
    <meta:editing-duration>PT4H46M38S</meta:editing-duration>
    <meta:editing-cycles>66</meta:editing-cycles>
    <meta:generator>LibreOffice/3.5$Linux_X86_64 LibreOffice_project/350m1$Build-2</meta:generator>
    <meta:document-statistic meta:table-count="0" meta:image-count="0" meta:object-count="0" meta:page-count="5" meta:paragraph-count="97" meta:word-count="1486" meta:character-count="9347" meta:non-whitespace-character-count="7994"/>
  </office:meta>
</office:document-meta>
</file>